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adornments="Regular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364" officeooo:paragraph-rsid="0005d364"/>
    </style:style>
    <style:style style:name="P2" style:family="paragraph" style:parent-style-name="Standard">
      <style:text-properties officeooo:rsid="0005d364" officeooo:paragraph-rsid="000635fe"/>
    </style:style>
    <style:style style:name="P3" style:family="paragraph" style:parent-style-name="Standard">
      <style:text-properties officeooo:rsid="000635fe" officeooo:paragraph-rsid="000635f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text-properties officeooo:rsid="0005d364" officeooo:paragraph-rsid="0005d364"/>
    </style:style>
    <style:style style:name="P6" style:family="paragraph" style:parent-style-name="Text_20_body">
      <style:text-properties fo:font-style="italic" officeooo:rsid="000c1b62" officeooo:paragraph-rsid="000c1b62" style:font-style-asian="italic" style:font-style-complex="italic"/>
    </style:style>
    <style:style style:name="T1" style:family="text">
      <style:text-properties officeooo:rsid="0005d36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635fe"/>
    </style:style>
    <style:style style:name="T4" style:family="text">
      <style:text-properties officeooo:rsid="00067383"/>
    </style:style>
    <style:style style:name="T5" style:family="text">
      <style:text-properties officeooo:rsid="00085fdf"/>
    </style:style>
    <style:style style:name="T6" style:family="text">
      <style:text-properties officeooo:rsid="000e4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Train (and Build) Your Robot – <text:span text:style-name="T3">Overview</text:span></text:h>
      <text:p text:style-name="P6">By Luke Bryan, 2016</text:p>
      <text:p text:style-name="P5">Using some common and inexpensive tools, you can build object detection or face detection into your next robotics project. Images are <text:span text:style-name="T2">not</text:span> stored or sent over the internet, but processed on-device:</text:p>
      <text:h text:style-name="Heading_20_1" text:outline-level="1">The Hardware:</text:h>
      <text:p text:style-name="P4">Arduino: </text:p>
      <text:p text:style-name="Standard">An <text:span text:style-name="T1">A</text:span>rduino is a tiny microcomputer – so tiny it doesn't run “programs”, but rather runs one piece of code you must <text:span text:style-name="T1">send to it</text:span> from a computer. However, <text:span text:style-name="T1">here we can tell it to listen through USB, to use a serial USB connection to a computer (such as a Raspberry-Pi, or a laptop...). Send a command from the computer, and the Arduino plugged in will run a motor for a candy dispenser, for example.</text:span></text:p>
      <text:p text:style-name="Standard"/>
      <text:p text:style-name="P4">Wiring:</text:p>
      <text:p text:style-name="P1">For best results, you are supposed to power the motors with a separate power supply – or small power surges could mess up the Arduino. <text:s/><text:span text:style-name="T3">Separate power is plugged in to the motor-shield, and the computer powering and controlling the Arduino (which is using powered USB).</text:span></text:p>
      <text:p text:style-name="P1"/>
      <text:h text:style-name="Heading_20_1" text:outline-level="1">The Computer Vision:</text:h>
      <text:p text:style-name="P2">Dlib (dlib.net) is a free software that comes as source code for recognizing faces or other objects. Unlike other computer vision software it has a fairly easy to use tool to train it to certain images of an object you want to detect, <text:span text:style-name="T2">or </text:span>as in this example, you can use their face-recognition functions. <text:span text:style-name="T3">For purposes of this example it uses dlib.get_frontal_face_detector to detect a face (fairly slow), dlib.correlation_tracker to detect movement of the face, and dlib.shape_predictor, which given a rectangle gives coordinates of detected face. They give several examples you can modify.</text:span></text:p>
      <text:h text:style-name="Heading_20_1" text:outline-level="1">The Simple Mathematics:</text:h>
      <text:p text:style-name="P3">Now, with coordinates of points along the face, we need to add some simple math to the program to detect position of the mouth:</text:p>
      <text:p text:style-name="P3">First, get upper, lower lip x,y coordinates:</text:p>
      <text:p text:style-name="Quotations">upLip = [shape.part(x) for x in range(48, 55)] #48 to 54</text:p>
      <text:p text:style-name="Quotations">lowLip = [shape.part(n) for n in range(54, 61)] #54 to 60</text:p>
      <text:p text:style-name="Quotations">#Make both left-to-right:</text:p>
      <text:p text:style-name="Quotations">lowLip.reverse()</text:p>
      <text:p text:style-name="P3"/>
      <text:p text:style-name="P3">Next, move each of these coordinates so that the mouth starts at (0,0):</text:p>
      <text:p text:style-name="Quotations">#Generate offsets relative to the leftmost mouth corner on picture:</text:p>
      <text:p text:style-name="Quotations">upLipOffsets = [(part.x - upLip[0].x, part.y - upLip[0].y) for part in upLip]</text:p>
      <text:p text:style-name="Quotations">lowLipOffsets = [(part.x - lowLip[0].x, part.y - lowLip[0].y) for part in lowLip]</text:p>
      <text:p text:style-name="P3"/>
      <text:p text:style-name="P3">Next, it multiplies each part <text:span text:style-name="T5">by</text:span> a fraction of the rightmost y to make left <text:span text:style-name="T2">and right </text:span>part of smile y=0. Now the average <text:span text:style-name="T6">of y coordinates</text:span> <text:span text:style-name="T4">will tell if other points are downward or upward on average:</text:span></text:p>
      <text:p text:style-name="Quotations">#Adjust second by 1/6, third by 2/6... until the last (7th after first) has 6/6 adjustment that will make it same level y as beginning.</text:p>
      <text:p text:style-name="Quotations">upAdjust = -(upLipOffsets[6][1])</text:p>
      <text:p text:style-name="Quotations">lowAdjust = -(lowLipOffsets[6][1])</text:p>
      <text:p text:style-name="Quotations">for i in range(7):</text:p>
      <text:p text:style-name="Quotations"><text:s text:c="5"/>upLipOffsets[i] = (upLipOffsets[i][0], upLipOffsets[i][1] + i*upAdjust/6 )</text:p>
      <text:p text:style-name="Quotations"><text:s text:c="5"/>lowLipOffsets[i] = (lowLipOffsets[i][0], lowLipOffsets[i][1] + i*lowAdjust/6 )</text:p>
      <text:p text:style-name="Quotations">#Divide by 5, last and first are adjusted to 0.</text:p>
      <text:p text:style-name="Quotations">upAvg = sum([upLipOffsets[i][1] for i in range(7)]) / 5</text:p>
      <text:p text:style-name="Quotations">lowAvg = sum([lowLipOffsets[i][1] for i in range(7)]) /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adornments="Regular" style:font-pitch="fixed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in" fo:margin-right="0in" fo:margin-top="0in" fo:margin-bottom="0in" style:contextual-spacing="false" fo:text-indent="0in" style:auto-text-indent="false"/>
      <style:text-properties style:font-name="Ubuntu Mono" fo:font-family="'Ubuntu Mono'" style:font-style-name="Regular" style:font-pitch="fixed" fo:font-size="10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11in" fo:margin-bottom="0.4673in" fo:margin-left="0.4in" fo:margin-right="0.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5:32:42.072504868</meta:creation-date>
    <dc:date>2016-10-27T18:05:50.459428889</dc:date>
    <meta:editing-duration>PT21M11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484" meta:character-count="2945" meta:non-whitespace-character-count="2477"/>
  </office:meta>
</office:document-meta>
</file>